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71cm" svg:height="0.951cm" draw:z-index="0"><draw:image xlink:href="../../odt/images/0217.png" xlink:type="simple" xlink:show="embed" xlink:actuate="onLoad"/></draw:frame></text:p>
          </table:table-cell>
          <table:table-cell table:style-name="Table1.B1" office:value-type="string">
            <text:h text:style-name="P3" text:outline-level="1">Коэффициент корреляци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379cm" draw:z-index="0"><draw:image xlink:href="../../odt/images/021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коэффициента корреляции двух входных сигналов.</text:p>
            <text:p text:style-name="P5">Коэффициент корреляции подсчитывается по следующей формуле:</text:p>
            <text:p text:style-name="P6"><draw:frame draw:style-name="fr3" draw:name="Объект1" text:anchor-type="as-char" svg:width="11.582cm" svg:height="3.65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где<draw:frame draw:style-name="fr3" draw:name="Объект2" text:anchor-type="as-char" svg:width="0.469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– объем выборки (количество значений),</text:p>
            <text:p text:style-name="P5"><draw:frame draw:style-name="fr3" draw:name="Объект3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величина i-го значения первого входного сигнала,</text:p>
            <text:p text:style-name="P5"><draw:frame draw:style-name="fr3" draw:name="Объект5" text:anchor-type="as-char" svg:width="0.6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– величина i-го значения второго входного сигнала,</text:p>
            <text:p text:style-name="P5"><draw:frame draw:style-name="fr3" draw:name="Объект4" text:anchor-type="as-char" svg:width="1.413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– математическое ожидание первого сигнала,</text:p>
            <text:p text:style-name="P5"><draw:frame draw:style-name="fr3" draw:name="Объект6" text:anchor-type="as-char" svg:width="1.436cm" svg:height="0.56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– математическое ожидание второго сигнала.</text:p>
            <text:p text:style-name="P5">Коэффициент корреляции показывает, насколько сильна зависимость между двумя сигналами. Если сигналы являются линейно зависимыми, то коэффициент корреляции по модулю равен <text:span text:style-name="T2">1</text:span>.</text:p>
            <text:p text:style-name="P5">Блок имеет 2 <text:span text:style-name="T3">входных</text:span> порта и 1 <text:span text:style-name="T3">выходной</text:span> порт. Входные сигналы могут быть <text:span text:style-name="T3">векторными</text:span><text:span text:style-name="T7">, при этом их размерность должна быть одинаковой</text:span>. Размерность выходного сигнала <text:span text:style-name="T3">всегда равна</text:span> размерности входных сигналов.</text:p>
            <text:p text:style-name="P5"><text:span text:style-name="T2">Свойства</text:span>:</text:p>
            <text:list xml:id="list1590292446673476198" text:style-name="L1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9"><text:span text:style-name="T4">Расчет по всей выборке (</text:span><text:span text:style-name="T5">Да</text:span><text:span text:style-name="T4"> или </text:span><text:span text:style-name="T5">Нет</text:span><text:span text:style-name="T4">) – если это свойство имеет значение </text:span><text:span text:style-name="T5">Нет</text:span><text:span text:style-name="T4">, то </text:span><text:span text:style-name="T6">коэффициент корреляции</text:span><text:span text:style-name="T4"> вычисляется по отдельным сериям. Если значение свойства равно </text:span><text:span text:style-name="T5">Да</text:span><text:span text:style-name="T4">, то </text:span><text:span text:style-name="T6">коэффициент корреляции</text:span><text:span text:style-name="T4"> уточняется сразу же после получения очередной новой пары значений сигналов на </text:span><text:span text:style-name="T6">входах</text:span><text:span text:style-name="T4"> блока.</text:span></text:p>
              </text:list-item>
              <text:list-item>
                <text:p text:style-name="P9"><text:span text:style-name="T4">Период квантования – значение этого свойства определяет длительность временного интервала между </text:span><text:span text:style-name="T6">двумя последовательными</text:span><text:span text:style-name="T4"> считываниями значений сигнала на входе блока. Если это свойство равно </text:span><text:span text:style-name="T5">0</text:span><text:span text:style-name="T4"> (нулю), то считывание производится с периодом, </text:span><text:span text:style-name="T6">равным шагу интегрирования</text:span><text:span text:style-name="T4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 корреляции</dc:title>
    <dc:date>2012-02-06T23:43:31.29</dc:date>
    <meta:generator>OpenOffice_Beta/4.1.0$Win32 OpenOffice.org_project/410m14$Build-9760</meta:generator>
    <meta:editing-duration>PT6H59M24S</meta:editing-duration>
    <meta:editing-cycles>173</meta:editing-cycles>
    <dc:creator>Александр </dc:creator>
    <meta:document-statistic meta:table-count="1" meta:image-count="2" meta:object-count="6" meta:page-count="1" meta:paragraph-count="20" meta:word-count="193" meta:character-count="143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r</mi>
        <mi mathvariant="italic">xy</mi>
      </msub>
      <mrow>
        <mi/>
        <mo stretchy="false">=</mo>
        <mi/>
      </mrow>
      <mrow>
        <mfrac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row>
              <mfenced open="[" close="]">
                <mrow>
                  <mrow>
                    <mrow>
                      <mfenced open="(" close=")">
                        <mrow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i>M</mi>
                            </mrow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row>
                      </mfenced>
                      <mo stretchy="false">⋅</mo>
                      <mfenced open="(" close=")">
                        <mrow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i>M</mi>
                            </mrow>
                            <mrow>
                              <mo stretchy="false">(</mo>
                              <mrow>
                                <mi>y</mi>
                              </mrow>
                              <mo stretchy="false">)</mo>
                            </mrow>
                          </mrow>
                        </mrow>
                      </mfenced>
                    </mrow>
                  </mrow>
                </mrow>
              </mfenced>
            </mrow>
          </mrow>
          <msqrt>
            <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fenced open="[" close="]">
                    <mrow>
                      <mrow>
                        <msup>
                          <mfenced open="(" close=")">
                            <mrow>
                              <mrow>
                                <mrow>
                                  <msub>
                                    <mi>x</mi>
                                    <mi>i</mi>
                                  </msub>
                                  <mo stretchy="false">−</mo>
                                  <mi>M</mi>
                                </mrow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</mrow>
                            </mrow>
                          </mfenced>
                          <mn>2</mn>
                        </msup>
                      </mrow>
                    </mrow>
                  </mfenced>
                </mrow>
                <mo stretchy="false">⋅</mo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n</mi>
                    </mrow>
                  </munderover>
                  <mfenced open="[" close="]">
                    <mrow>
                      <mrow>
                        <msup>
                          <mfenced open="(" close=")">
                            <mrow>
                              <mrow>
                                <mrow>
                                  <msub>
                                    <mi>y</mi>
                                    <mi>i</mi>
                                  </msub>
                                  <mo stretchy="false">−</mo>
                                  <mi>M</mi>
                                </mrow>
                                <mrow>
                                  <mo stretchy="false">(</mo>
                                  <mrow>
                                    <mi>y</mi>
                                  </mrow>
                                  <mo stretchy="false">)</mo>
                                </mrow>
                              </mrow>
                            </mrow>
                          </mfenced>
                          <mn>2</mn>
                        </msup>
                      </mrow>
                    </mrow>
                  </mfenced>
                </mrow>
              </mrow>
            </mrow>
          </msqrt>
        </mfrac>
      </mrow>
    </mrow>
    <annotation encoding="StarMath 5.0">r_xy ~=~  { sum from{i=1} to{n} 
  {
   left [
    {
     left ( {x_i - M(x)} right )
     cdot 
     left ( {y_i - M(y)} right )
    }
   right ]
  }
over sqrt
  {
  sum from{i=1} to{n} 
   left [
    {
      left ( {x_i - M(x)} right )^2
    }
   right ]
  cdot
    sum from{i=1} to{n} 
   left [
    {
      left ( {y_i - M(y)} right )^2
    }
   right ]


  }
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  <mrow>
        <mo stretchy="false">(</mo>
        <mrow>
          <mi>x</mi>
        </mrow>
        <mo stretchy="false">)</mo>
      </mrow>
    </mrow>
    <annotation encoding="StarMath 5.0">M(x)</annotation>
  </semantics>
</math>
</file>

<file path=Object 5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6/content.xml><?xml version="1.0" encoding="utf-8"?>
<math xmlns="http://www.w3.org/1998/Math/MathML">
  <semantics>
    <mrow>
      <mi>M</mi>
      <mrow>
        <mo stretchy="false">(</mo>
        <mrow>
          <mi>y</mi>
        </mrow>
        <mo stretchy="false">)</mo>
      </mrow>
    </mrow>
    <annotation encoding="StarMath 5.0">M(y)</annotation>
  </semantics>
</math>
</file>